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49544" officeooo:paragraph-rsid="00149544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cbfc4" officeooo:paragraph-rsid="000cbfc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d2954" officeooo:paragraph-rsid="000d2954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e6c07" officeooo:paragraph-rsid="000e6c0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255e2" officeooo:paragraph-rsid="001255e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9d48e" officeooo:paragraph-rsid="0019d48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rsid="000bce35" officeooo:paragraph-rsid="000bce35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rsid="000cbfc4" officeooo:paragraph-rsid="000bce35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cbfc4" officeooo:paragraph-rsid="000cbfc4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d2954" officeooo:paragraph-rsid="000d2954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3pt" fo:font-weight="bold" officeooo:rsid="001255e2" officeooo:paragraph-rsid="001255e2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3pt" fo:font-weight="bold" officeooo:rsid="00149544" officeooo:paragraph-rsid="00149544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e6c07" officeooo:paragraph-rsid="000e6c07" style:font-size-asian="11.3500003814697pt" style:font-weight-asian="bold" style:font-size-complex="13pt" style:font-weight-complex="bold"/>
    </style:style>
    <style:style style:name="P14" style:family="paragraph" style:parent-style-name="Standard">
      <style:text-properties officeooo:rsid="000a66bb" officeooo:paragraph-rsid="000a66bb"/>
    </style:style>
    <style:style style:name="P15" style:family="paragraph" style:parent-style-name="Standard">
      <style:paragraph-properties fo:text-align="start" style:justify-single-word="false"/>
      <style:text-properties fo:font-size="15pt" fo:font-weight="normal" officeooo:rsid="000a66bb" officeooo:paragraph-rsid="000a66bb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weight="bold" officeooo:rsid="000bce35" officeooo:paragraph-rsid="000bce35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bce35" officeooo:paragraph-rsid="000bce3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d2954" officeooo:paragraph-rsid="000d2954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paragraph-rsid="000bce35"/>
    </style:style>
    <style:style style:name="P20" style:family="paragraph" style:parent-style-name="Standard">
      <style:paragraph-properties fo:text-align="start" style:justify-single-word="false"/>
      <style:text-properties officeooo:paragraph-rsid="000db48a"/>
    </style:style>
    <style:style style:name="P21" style:family="paragraph" style:parent-style-name="Standard">
      <style:paragraph-properties fo:text-align="start" style:justify-single-word="false"/>
      <style:text-properties style:font-name="Lucida Sans Unicode" fo:font-size="10pt" fo:font-weight="normal" officeooo:rsid="000cbfc4" officeooo:paragraph-rsid="000cbfc4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ucida Sans Unicode" fo:font-size="10pt" fo:font-weight="normal" officeooo:rsid="000d2954" officeooo:paragraph-rsid="000d2954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ucida Console" fo:font-size="10pt" fo:font-weight="normal" officeooo:rsid="000d2954" officeooo:paragraph-rsid="000d2954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ucida Console" fo:font-size="10pt" fo:font-weight="normal" officeooo:rsid="000db48a" officeooo:paragraph-rsid="000db48a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ucida Console" fo:font-size="10pt" fo:font-weight="normal" officeooo:rsid="000db48a" officeooo:paragraph-rsid="001255e2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ucida Console" fo:font-size="10pt" fo:font-weight="normal" officeooo:rsid="000e6c07" officeooo:paragraph-rsid="000e6c07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ucida Console" fo:font-size="10pt" fo:font-weight="normal" officeooo:rsid="001255e2" officeooo:paragraph-rsid="001255e2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ucida Console" fo:font-size="10pt" fo:font-weight="normal" officeooo:rsid="0016e004" officeooo:paragraph-rsid="0016e004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ucida Console" fo:font-size="10pt" officeooo:paragraph-rsid="000e6c07" style:font-size-asian="10pt" style:font-size-complex="10pt"/>
    </style:style>
    <style:style style:name="P30" style:family="paragraph" style:parent-style-name="Standard">
      <style:paragraph-properties fo:text-align="center" style:justify-single-word="false"/>
      <style:text-properties fo:font-size="16pt" fo:font-weight="bold" officeooo:rsid="000a66bb" officeooo:paragraph-rsid="000a66bb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49544" officeooo:paragraph-rsid="000e6c07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7b28" officeooo:paragraph-rsid="001b7b2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officeooo:paragraph-rsid="000a66bb"/>
    </style:style>
    <style:style style:name="P34" style:family="paragraph" style:parent-style-name="Standard">
      <style:paragraph-properties fo:text-align="start" style:justify-single-word="false"/>
      <style:text-properties officeooo:paragraph-rsid="000bce35"/>
    </style:style>
    <style:style style:name="P35" style:family="paragraph" style:parent-style-name="Standard">
      <style:paragraph-properties fo:text-align="start" style:justify-single-word="false"/>
      <style:text-properties style:font-name="Lucida Console" fo:font-size="10pt" officeooo:paragraph-rsid="000bce35" style:font-size-asian="10pt" style:font-size-complex="10pt"/>
    </style:style>
    <style:style style:name="P36" style:family="paragraph" style:parent-style-name="Standard">
      <style:paragraph-properties fo:text-align="start" style:justify-single-word="false"/>
      <style:text-properties style:font-name="Lucida Console" fo:font-size="10pt" fo:font-weight="normal" officeooo:rsid="000cbfc4" officeooo:paragraph-rsid="000cbfc4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ucida Console" fo:font-size="10pt" fo:font-weight="normal" officeooo:rsid="000cbfc4" officeooo:paragraph-rsid="000cbfc4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ucida Console" fo:font-size="10pt" fo:font-weight="normal" officeooo:rsid="000d2954" officeooo:paragraph-rsid="000d2954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ucida Console" fo:font-size="10pt" fo:font-weight="normal" officeooo:rsid="000db48a" officeooo:paragraph-rsid="000db48a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ucida Console" fo:font-size="10pt" fo:font-weight="normal" officeooo:rsid="001b7b28" officeooo:paragraph-rsid="001b7b28" style:font-size-asian="10pt" style:font-weight-asian="normal" style:font-size-complex="10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c0d7" style:font-style-asian="italic" style:font-style-complex="italic"/>
    </style:style>
    <style:style style:name="T3" style:family="text">
      <style:text-properties officeooo:rsid="0015ca0c"/>
    </style:style>
    <style:style style:name="T4" style:family="text">
      <style:text-properties fo:font-size="12pt" fo:font-weight="normal" officeooo:rsid="000bce35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94be5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a59cf" style:font-size-asian="10.5pt" style:font-weight-asian="normal" style:font-size-complex="12pt" style:font-weight-complex="normal"/>
    </style:style>
    <style:style style:name="T7" style:family="text">
      <style:text-properties style:font-name="Lucida Console" fo:font-size="10pt" style:font-size-asian="10pt" style:font-size-complex="10pt"/>
    </style:style>
    <style:style style:name="T8" style:family="text">
      <style:text-properties style:font-name="Lucida Console" fo:font-size="10pt" fo:font-weight="normal" officeooo:rsid="000bce35" style:font-size-asian="10pt" style:font-weight-asian="normal" style:font-size-complex="10pt" style:font-weight-complex="normal"/>
    </style:style>
    <style:style style:name="T9" style:family="text">
      <style:text-properties officeooo:rsid="000bce35"/>
    </style:style>
    <style:style style:name="T10" style:family="text">
      <style:text-properties style:font-name="Lucida Sans Unicode" officeooo:rsid="000bce35"/>
    </style:style>
    <style:style style:name="T11" style:family="text">
      <style:text-properties style:font-name="Lucida Sans Unicode" fo:font-size="10pt" style:font-size-asian="10pt" style:font-size-complex="10pt"/>
    </style:style>
    <style:style style:name="T12" style:family="text">
      <style:text-properties style:font-name="Lucida Sans Unicode" fo:font-size="10pt" officeooo:rsid="000bce35" style:font-size-asian="10pt" style:font-size-complex="10pt"/>
    </style:style>
    <style:style style:name="T13" style:family="text">
      <style:text-properties style:font-name="Liberation Serif" fo:font-size="12pt" style:font-size-asian="12pt" style:font-size-complex="12pt"/>
    </style:style>
    <style:style style:name="T14" style:family="text">
      <style:text-properties style:font-name="Liberation Serif" fo:font-size="12pt" officeooo:rsid="000bce35" style:font-size-asian="12pt" style:font-size-complex="12pt"/>
    </style:style>
    <style:style style:name="T15" style:family="text">
      <style:text-properties style:font-name="Liberation Serif" fo:font-size="12pt" officeooo:rsid="000cbfc4" style:font-size-asian="12pt" style:font-size-complex="12pt"/>
    </style:style>
    <style:style style:name="T16" style:family="text">
      <style:text-properties style:font-name="Liberation Serif" fo:font-size="12pt" fo:font-weight="normal" officeooo:rsid="000db48a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fo:font-weight="normal" officeooo:rsid="001a8683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fo:font-weight="normal" officeooo:rsid="000e6c07" style:font-size-asian="10.5pt" style:font-weight-asian="normal" style:font-size-complex="12pt" style:font-weight-complex="normal"/>
    </style:style>
    <style:style style:name="T19" style:family="text">
      <style:text-properties style:font-name="Liberation Serif" fo:font-size="12pt" fo:font-weight="normal" officeooo:rsid="000ffe53" style:font-size-asian="10.5pt" style:font-weight-asian="normal" style:font-size-complex="12pt" style:font-weight-complex="normal"/>
    </style:style>
    <style:style style:name="T20" style:family="text">
      <style:text-properties style:font-name="Liberation Serif" fo:font-size="12pt" fo:font-weight="normal" officeooo:rsid="001212c3" style:font-size-asian="10.5pt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officeooo:rsid="001255e2" style:font-size-asian="10.5pt" style:font-weight-asian="normal" style:font-size-complex="12pt" style:font-weight-complex="normal"/>
    </style:style>
    <style:style style:name="T22" style:family="text">
      <style:text-properties style:font-name="Liberation Serif" fo:font-size="12pt" style:font-size-asian="10.5pt" style:font-size-complex="12pt"/>
    </style:style>
    <style:style style:name="T23" style:family="text">
      <style:text-properties style:font-name="Liberation Serif" fo:font-size="12pt" officeooo:rsid="001255e2" style:font-size-asian="10.5pt" style:font-size-complex="12pt"/>
    </style:style>
    <style:style style:name="T24" style:family="text">
      <style:text-properties officeooo:rsid="000ffe53"/>
    </style:style>
    <style:style style:name="T25" style:family="text">
      <style:text-properties officeooo:rsid="000e6c07"/>
    </style:style>
    <style:style style:name="T26" style:family="text">
      <style:text-properties fo:font-weight="normal" officeooo:rsid="000e6c07" style:font-weight-asian="normal" style:font-weight-complex="normal"/>
    </style:style>
    <style:style style:name="T27" style:family="text">
      <style:text-properties fo:font-weight="normal" officeooo:rsid="001255e2" style:font-weight-asian="normal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12cdf4" style:font-weight-asian="bold" style:font-weight-complex="bold"/>
    </style:style>
    <style:style style:name="T30" style:family="text">
      <style:text-properties officeooo:rsid="0012cdf4"/>
    </style:style>
    <style:style style:name="T31" style:family="text">
      <style:text-properties officeooo:rsid="0018c0d7"/>
    </style:style>
    <style:style style:name="T32" style:family="text">
      <style:text-properties officeooo:rsid="00194be5"/>
    </style:style>
    <style:style style:name="T33" style:family="text">
      <style:text-properties fo:font-size="15pt" fo:font-weight="bold" officeooo:rsid="000a66bb" style:font-size-asian="15pt" style:font-weight-asian="bold" style:font-size-complex="15pt" style:font-weight-complex="bold"/>
    </style:style>
    <style:style style:name="T34" style:family="text">
      <style:text-properties fo:font-size="15pt" fo:font-weight="bold" officeooo:rsid="00194be5" style:font-size-asian="15pt" style:font-weight-asian="bold" style:font-size-complex="15pt" style:font-weight-complex="bold"/>
    </style:style>
    <style:style style:name="T35" style:family="text">
      <style:text-properties style:font-name="Lucida Console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Present wrapping problem</text:p>
      <text:p text:style-name="P14"/>
      <text:p text:style-name="P33"><text:span text:style-name="T33">Z</text:span><text:span text:style-name="T34">3</text:span><text:span text:style-name="T33"> S</text:span><text:span text:style-name="T34">MT</text:span><text:span text:style-name="T33"> model</text:span></text:p>
      <text:p text:style-name="P15"/>
      <text:p text:style-name="P15"/>
      <text:p text:style-name="P16">Problem representation</text:p>
      <text:p text:style-name="P17"/>
      <text:p text:style-name="P19"><text:span text:style-name="T6">an array of </text:span><text:span text:style-name="T4">present position: </text:span></text:p>
      <text:p text:style-name="P19"><text:span text:style-name="T8"/></text:p>
      <text:p text:style-name="P35">present_pos = []</text:p>
      <text:p text:style-name="P35"/>
      <text:p text:style-name="P35">for i in range(n):</text:p>
      <text:p text:style-name="P19"><text:span text:style-name="T7"><text:s text:c="4"/>present_pos.append((Int('x'+str(i)), Int('y'+str(i))))</text:span></text:p>
      <text:p text:style-name="P8"/>
      <text:p text:style-name="P9">Core constraint</text:p>
      <text:p text:style-name="P9"/>
      <text:p text:style-name="P2">paper shape constraint the position of rectangles to be inside the bounding box</text:p>
      <text:p text:style-name="P21"/>
      <text:p text:style-name="P36">for i in range(n):</text:p>
      <text:p text:style-name="P36"><text:s text:c="4"/>for j in range(2):</text:p>
      <text:p text:style-name="P36"><text:s text:c="8"/>s.add(0 &lt;= present_pos[i][j], present_pos[i][j] &lt;= paper_shape[j] - present_shape[i][j])</text:p>
      <text:p text:style-name="P36"/>
      <text:p text:style-name="P18">non overlapping constraint:</text:p>
      <text:p text:style-name="P22"/>
      <text:p text:style-name="P23"><text:s/>for i in range(n):</text:p>
      <text:p text:style-name="P23"><text:s text:c="4"/>for j in range(i):</text:p>
      <text:p text:style-name="P23"><text:s text:c="8"/>s.add(Or(Or(present_pos[i][0] + present_shape[i][0] &lt;= present_pos[j][0],</text:p>
      <text:p text:style-name="P23"><text:s text:c="8"/>present_pos[i][0] &gt;= present_pos[j][0] + present_shape[j][0]),</text:p>
      <text:p text:style-name="P23"><text:s text:c="8"/>Or(present_pos[i][1] + present_shape[i][1] &lt;= present_pos[j][1],</text:p>
      <text:p text:style-name="P23"><text:s text:c="8"/>present_pos[i][1] &gt;= present_pos[j][1] + present_shape[j][1])))</text:p>
      <text:p text:style-name="P3"/>
      <text:p text:style-name="P10">Implied constraint</text:p>
      <text:p text:style-name="P10"/>
      <text:p text:style-name="P20"><text:span text:style-name="T16">row and columns sum up at most at the paper w</text:span><text:span text:style-name="T17">idth/heigth</text:span></text:p>
      <text:p text:style-name="P24"/>
      <text:p text:style-name="P40">wip</text:p>
      <text:p text:style-name="P24"/>
      <text:p text:style-name="P13">Symmetry breaking constraint</text:p>
      <text:p text:style-name="P13"/>
      <text:p text:style-name="P40"><text:span text:style-name="T23">t</text:span><text:span text:style-name="T22">odo</text:span></text:p>
      <text:p text:style-name="P31"/>
      <text:p text:style-name="P12">Same shape symmetry</text:p>
      <text:p text:style-name="P12"/>
      <text:p text:style-name="P32">tod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3T12:30:27.434000000</meta:creation-date>
    <dc:date>2020-07-23T13:14:28.493000000</dc:date>
    <meta:editing-duration>PT13M9S</meta:editing-duration>
    <meta:editing-cycles>1</meta:editing-cycles>
    <meta:document-statistic meta:table-count="0" meta:image-count="0" meta:object-count="0" meta:page-count="1" meta:paragraph-count="26" meta:word-count="106" meta:character-count="904" meta:non-whitespace-character-count="770"/>
    <meta:generator>LibreOffice/6.3.3.2$Windows_X86_64 LibreOffice_project/a64200df03143b798afd1ec74a12ab50359878ed</meta:generator>
  </office:meta>
</office:document-meta>
</file>